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9f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🌆 Cidade do Rio de Janeiro</text:h>
      <text:p text:style-name="Text_20_body">O Rio de Janeiro é uma das cidades mais famosas do Brasil e do mundo, conhecida por sua beleza natural, cultura vibrante e importância histórica. Localizada no estado do mesmo nome, a cidade foi capital do país até 1960 e continua sendo um dos principais centros turísticos, econômicos e culturais do Brasil.</text:p>
      <text:p text:style-name="Horizontal_20_Line"/>
      <text:h text:style-name="Heading_20_3" text:outline-level="3">🌿 Principais características</text:h>
      <text:p text:style-name="Text_20_body">O Rio se destaca pela combinação única entre natureza e urbanização. A cidade é cercada por montanhas, florestas e praias, como Cristo Redentor, Pão de Açúcar e Praia de Copacabana, que são símbolos mundialmente reconhecidos.</text:p>
      <text:p text:style-name="Horizontal_20_Line"/>
      <text:h text:style-name="Heading_20_3" text:outline-level="3">🎭 Cultura e estilo de vida</text:h>
      <text:p text:style-name="Text_20_body">A cultura carioca é marcada pela alegria, música e diversidade. O Carnaval do Rio de Janeiro é um dos maiores eventos do mundo, famoso pelos desfiles das escolas de samba e pela energia contagiante das ruas. Além disso, o estilo de vida na cidade valoriza o lazer ao ar livre, esportes e a convivência social.</text:p>
      <text:p text:style-name="Horizontal_20_Line"/>
      <text:h text:style-name="Heading_20_3" text:outline-level="3">⚽ Esporte e identidade</text:h>
      <text:p text:style-name="Text_20_body">O esporte também é uma marca forte da cidade, especialmente o futebol, com clubes tradicionais e grande paixão da população. O Rio já sediou grandes eventos internacionais, como as Olimpíadas de 2016, reforçando sua importância global.</text:p>
      <text:p text:style-name="P1"/>
      <text:h text:style-name="Heading_20_3" text:outline-level="3">⚖️ Contrastes e desafios</text:h>
      <text:p text:style-name="Text_20_body">Apesar de toda sua beleza e relevância, o Rio de Janeiro apresenta contrastes sociais significativos, com áreas muito desenvolvidas e outras que enfrentam problemas como desigualdade, violência e falta de infraestrutura.</text:p>
      <text:p text:style-name="Horizontal_20_Line"/>
      <text:h text:style-name="Heading_20_3" text:outline-level="3">📌 Conclusão</text:h>
      <text:p text:style-name="Text_20_body">O Rio de Janeiro é uma cidade de contrastes e encantos, que mistura paisagens naturais impressionantes com uma cultura rica e vibrante. Suas peculiaridades fazem dela um dos destinos mais icônicos do mund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8:48:28.413046673</meta:creation-date>
    <dc:date>2026-04-01T18:49:58.095533194</dc:date>
    <meta:editing-duration>PT1M30S</meta:editing-duration>
    <meta:editing-cycles>1</meta:editing-cycles>
    <meta:document-statistic meta:table-count="0" meta:image-count="0" meta:object-count="0" meta:page-count="1" meta:paragraph-count="12" meta:word-count="267" meta:character-count="1639" meta:non-whitespace-character-count="1384"/>
    <meta:generator>LibreOffice/24.2.7.2$Linux_X86_64 LibreOffice_project/420$Build-2</meta:generator>
  </office:meta>
</office:document-meta>
</file>